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0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11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3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4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5" style:family="paragraph" style:parent-style-name="Table_20_Contents"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16" style:family="paragraph" style:parent-style-name="Table_20_Contents" style:list-style-name="L4">
      <style:text-properties fo:font-size="10.5pt" style:font-size-asian="10.5pt" style:font-size-complex="10.5pt"/>
    </style:style>
    <style:style style:name="P17" style:family="paragraph" style:parent-style-name="Table_20_Contents" style:list-style-name="L3"/>
    <style:style style:name="P18" style:family="paragraph" style:parent-style-name="Table_20_Contents">
      <style:paragraph-properties fo:margin-left="0.4925in" fo:margin-right="0in" fo:text-indent="0in" style:auto-text-indent="false"/>
    </style:style>
    <style:style style:name="P1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0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1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22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2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4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normal" style:font-name-asian="Monospace" style:font-size-asian="11pt" style:font-weight-asian="normal" style:font-name-complex="Monospace" style:font-size-complex="11pt" style:font-weight-complex="normal"/>
    </style:style>
    <style:style style:name="P2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2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7" style:family="paragraph" style:parent-style-name="Table_20_Contents">
      <style:paragraph-properties fo:margin-left="0.4925in" fo:margin-right="0in" fo:text-indent="0in" style:auto-text-indent="false"/>
      <style:text-properties fo:color="#80808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28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9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normal" style:font-name-asian="Monospace" style:font-size-asian="11pt" style:font-weight-asian="normal" style:font-name-complex="Monospace" style:font-size-complex="11pt" style:font-weight-complex="normal"/>
    </style:style>
    <style:style style:name="P31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2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3" style:family="paragraph" style:parent-style-name="Table_20_Contents" style:list-style-name="L4">
      <style:paragraph-properties fo:margin-left="0in" fo:margin-right="0in" fo:text-indent="0in" style:auto-text-indent="false"/>
      <style:text-properties fo:font-size="10.5pt" style:font-size-asian="10.5pt" style:font-size-complex="10.5pt"/>
    </style:style>
    <style:style style:name="P34" style:family="paragraph" style:parent-style-name="Table_20_Contents">
      <style:paragraph-properties fo:break-before="page"/>
    </style:style>
    <style:style style:name="P35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6" style:family="paragraph" style:parent-style-name="Table_20_Contents" style:list-style-name="L4">
      <style:paragraph-properties fo:margin-left="1.4772in" fo:margin-right="0in" fo:text-indent="-0.25in" style:auto-text-indent="false"/>
      <style:text-properties fo:font-size="10.5pt" style:font-size-asian="10.5pt" style:font-size-complex="10.5pt"/>
    </style:style>
    <style:style style:name="P37" style:family="paragraph" style:parent-style-name="Table_20_Contents" style:list-style-name="L4">
      <style:paragraph-properties fo:margin-left="1.9693in" fo:margin-right="0in" fo:text-indent="-0.25in" style:auto-text-indent="false"/>
      <style:text-properties fo:font-size="10.5pt" style:font-size-asian="10.5pt" style:font-size-complex="10.5pt"/>
    </style:style>
    <style:style style:name="P38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0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1" style:family="paragraph" style:parent-style-name="Standard" style:list-style-name="L2">
      <style:paragraph-properties fo:margin-left="0.9846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2" style:family="paragraph" style:parent-style-name="Standard" style:list-style-name="L2">
      <style:paragraph-properties fo:margin-left="0.4925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3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6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9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solid" style:text-underline-width="auto" style:text-underline-color="font-color" fo:font-weight="bold" style:font-name-asian="Monospace" style:font-size-asian="9pt" style:font-weight-asian="bold" style:font-name-complex="Monospace" style:font-size-complex="9pt" style:font-weight-complex="bol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0.5pt" style:font-name-asian="Monospace" style:font-size-asian="10.5pt" style:font-name-complex="Monospace" style:font-size-complex="10.5pt"/>
    </style:style>
    <style:style style:name="P53" style:family="paragraph" style:parent-style-name="Standard">
      <style:paragraph-properties fo:margin-left="0.4925in" fo:margin-right="0in" fo:text-indent="0in" style:auto-text-indent="false" fo:break-before="page"/>
      <style:text-properties fo:color="#000080" style:font-name="Liberation Mono" fo:font-size="9pt" style:font-name-asian="Monospace" style:font-size-asian="9pt" style:font-name-complex="Monospace" style:font-size-complex="9pt"/>
    </style:style>
    <style:style style:name="T1" style:family="text">
      <style:text-properties fo:color="#0000ff"/>
    </style:style>
    <style:style style:name="T2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3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4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5" style:family="text">
      <style:text-properties fo:color="#0000ff" style:font-name="Liberation Sans" fo:font-size="10.5pt" style:text-underline-style="none" fo:font-weight="bold" style:font-name-asian="Monospace" style:font-size-asian="10.5pt" style:font-weight-asian="bold" style:font-name-complex="Monospace" style:font-size-complex="10.5pt" style:font-weight-complex="bold"/>
    </style:style>
    <style:style style:name="T6" style:family="text">
      <style:text-properties fo:color="#0000ff" style:font-name="Liberation Sans" fo:font-size="10.5pt" fo:font-style="italic" style:text-underline-style="none" fo:font-weight="bold" style:font-name-asian="Monospace" style:font-size-asian="10.5pt" style:font-style-asian="italic" style:font-weight-asian="bold" style:font-name-complex="Monospace" style:font-size-complex="10.5pt" style:font-style-complex="italic" style:font-weight-complex="bold"/>
    </style:style>
    <style:style style:name="T7" style:family="text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T8" style:family="text">
      <style:text-properties fo:color="#0000ff"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9" style:family="text">
      <style:text-properties fo:color="#0000ff" style:font-name="Liberation Sans" style:text-underline-style="none" fo:font-weight="normal" style:font-name-asian="Monospace" style:font-weight-asian="normal" style:font-name-complex="Monospace" style:font-weight-complex="bold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style:text-underline-style="none" style:font-name-asian="Monospace" style:font-name-complex="Monospace"/>
    </style:style>
    <style:style style:name="T12" style:family="text">
      <style:text-properties style:font-name="Liberation Sans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style:font-name-asian="Monospace" style:font-weight-asian="normal" style:font-name-complex="Monospace" style:font-weight-complex="normal"/>
    </style:style>
    <style:style style:name="T16" style:family="text">
      <style:text-properties style:text-underline-style="none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660000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size-complex="11pt" style:font-weight-complex="bold"/>
    </style:style>
    <style:style style:name="T24" style:family="text">
      <style:text-properties fo:color="#808080"/>
    </style:style>
    <style:style style:name="T25" style:family="text">
      <style:text-properties fo:color="#808080" style:text-underline-style="none"/>
    </style:style>
    <style:style style:name="T26" style:family="text">
      <style:text-properties fo:color="#808080" style:text-underline-style="none" fo:font-weight="normal" style:font-weight-asian="normal" style:font-weight-complex="normal"/>
    </style:style>
    <style:style style:name="T27" style:family="text">
      <style:text-properties fo:color="#ff0000"/>
    </style:style>
    <style:style style:name="T28" style:family="text">
      <style:text-properties fo:color="#000080"/>
    </style:style>
    <style:style style:name="T29" style:family="text">
      <style:text-properties fo:color="#000080" style:text-underline-style="none"/>
    </style:style>
    <style:style style:name="T30" style:family="text">
      <style:text-properties fo:color="#000080" style:text-underline-style="none" fo:font-weight="normal" style:font-weight-asian="normal" style:font-weight-complex="normal"/>
    </style:style>
    <style:style style:name="T31" style:family="text">
      <style:text-properties fo:color="#000080" fo:font-weight="bold" style:font-weight-asian="bold" style:font-weight-complex="bold"/>
    </style:style>
    <style:style style:name="T32" style:family="text">
      <style:text-properties fo:color="#000080" style:font-name="Liberation Sans" fo:font-size="10.5pt" style:text-underline-style="none" fo:font-weight="bold" style:font-name-asian="Monospace" style:font-size-asian="10.5pt" style:font-weight-asian="bold" style:font-name-complex="Monospace" style:font-size-complex="10.5pt" style:font-weight-complex="bold"/>
    </style:style>
    <style:style style:name="T33" style:family="text">
      <style:text-properties fo:color="#000080" style:font-name="Liberation Sans" style:text-underline-style="none" fo:font-weight="bold" style:font-name-asian="Monospace" style:font-weight-asian="bold" style:font-name-complex="Monospace" style:font-weight-complex="bold"/>
    </style:style>
    <style:style style:name="T34" style:family="text">
      <style:text-properties fo:color="#000080" style:font-name="Liberation Mono" fo:font-size="9pt" fo:font-weight="bold" style:font-size-asian="9pt" style:font-weight-asian="bold" style:font-size-complex="9pt" style:font-weight-complex="bold"/>
    </style:style>
    <style:style style:name="T35" style:family="text">
      <style:text-properties fo:color="#000080" fo:font-style="italic" style:font-style-asian="italic" style:font-style-complex="italic"/>
    </style:style>
    <style:style style:name="T36" style:family="text">
      <style:text-properties fo:color="#000080" fo:font-style="normal" style:font-style-asian="normal" style:font-style-complex="normal"/>
    </style:style>
    <style:style style:name="T3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000080" fo:font-size="11pt"/>
    </style:style>
    <style:style style:name="T39" style:family="text">
      <style:text-properties fo:font-weight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weight-asian="normal"/>
    </style:style>
    <style:style style:name="T42" style:family="text">
      <style:text-properties style:font-weight-complex="normal"/>
    </style:style>
    <style:style style:name="T43" style:family="text">
      <style:text-properties style:font-name="Liberation Mono"/>
    </style:style>
    <style:style style:name="T44" style:family="text">
      <style:text-properties style:font-name="Liberation Mono" fo:font-size="9pt" style:font-size-asian="9pt" style:font-size-complex="9pt"/>
    </style:style>
    <style:style style:name="T45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6" style:family="text">
      <style:text-properties style:font-name="Liberation Sans" fo:font-weight="normal" style:font-weight-asian="normal" style:font-weight-complex="normal"/>
    </style:style>
    <style:style style:name="T47" style:family="text">
      <style:text-properties style:font-name="Liberation Sans" fo:font-weight="normal" style:font-name-asian="Monospace" style:font-weight-asian="normal" style:font-name-complex="Monospace" style:font-weight-complex="normal"/>
    </style:style>
    <style:style style:name="T48" style:family="text">
      <style:text-properties style:font-name="Liberation Sans" style:font-name-asian="Monospace" style:font-name-complex="Monospace"/>
    </style:style>
    <style:style style:name="T49" style:family="text">
      <style:text-properties style:font-name="Liberation Sans" fo:font-weight="bold" style:font-name-asian="Monospace" style:font-weight-asian="bold" style:font-name-complex="Monospace" style:font-weight-complex="bold"/>
    </style:style>
    <style:style style:name="T50" style:family="text">
      <style:text-properties style:font-name="Liberation Sans" fo:font-style="italic" fo:font-weight="bold" style:font-name-asian="Monospace" style:font-style-asian="italic" style:font-weight-asian="bold" style:font-name-complex="Monospace" style:font-style-complex="italic" style:font-weight-complex="bold"/>
    </style:style>
    <style:style style:name="T51" style:family="text">
      <style:text-properties style:font-name="Liberation Sans" fo:font-size="11pt" fo:font-style="italic" fo:font-weight="bold" style:font-name-asian="Monospace" style:font-size-asian="11pt" style:font-style-asian="italic" style:font-weight-asian="bold" style:font-name-complex="Monospace" style:font-size-complex="11pt" style:font-style-complex="italic" style:font-weight-complex="bold"/>
    </style:style>
    <style:style style:name="T52" style:family="text">
      <style:text-properties fo:font-size="11pt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55" style:family="text">
      <style:text-properties fo:font-size="10.5pt"/>
    </style:style>
    <style:style style:name="T56" style:family="text">
      <style:text-properties fo:font-size="10.5pt" style:text-underline-style="none" style:font-size-asian="10.5pt" style:font-size-complex="10.5pt"/>
    </style:style>
    <style:style style:name="T57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font-name-asian="Monospace"/>
    </style:style>
    <style:style style:name="T60" style:family="text">
      <style:text-properties style:font-size-asian="11pt"/>
    </style:style>
    <style:style style:name="T61" style:family="text">
      <style:text-properties style:font-name-complex="Monospace"/>
    </style:style>
    <style:style style:name="T62" style:family="text">
      <style:text-properties style:font-size-complex="11pt"/>
    </style:style>
    <style:style style:name="T63" style:family="text">
      <style:text-properties fo:color="#008200"/>
    </style:style>
    <style:style style:name="T64" style:family="text">
      <style:text-properties style:font-size-asian="10.5pt"/>
    </style:style>
    <style:style style:name="T65" style:family="text">
      <style:text-properties style:font-size-complex="10.5pt"/>
    </style:style>
    <style:style style:name="T66" style:family="text">
      <style:text-properties style:font-weight-asian="bold"/>
    </style:style>
    <style:style style:name="T67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utoload\Simple Class</text:p>
      <text:p text:style-name="P11"/>
      <text:p text:style-name="P15"><text:span text:style-name="T40">The Autoload\Simple</text:span><text:span text:style-name="T46"> class is a very</text:span><text:span text:style-name="T48"> simplified autoloader partially adherent to the PSR-0 autoload standard to search include path directories.</text:span><text:span text:style-name="T47"> <text:s/>For more information about PSR-0 and it's implications refer to </text:span><text:span text:style-name="T50">PHPProjectLib Developer's Guide, Section 2 – Autoloading Classes and PSR-0</text:span><text:span text:style-name="T47">.</text:span></text:p>
      <text:p text:style-name="P3"/>
      <text:p text:style-name="P4">Design criteria and considerations</text:p>
      <text:p text:style-name="P1"/>
      <text:p text:style-name="P9">Among the design considerations for the Autoload\Simple class are:</text:p>
      <text:p text:style-name="P1"/>
      <text:list xml:id="list1157339601" text:style-name="L1">
        <text:list-item>
          <text:p text:style-name="P14">The class must be standalone, with the exception of Autoload\Exception to notify the caller about an error situation;</text:p>
        </text:list-item>
        <text:list-item>
          <text:p text:style-name="P14">The class will search for the requested class only within the include path;</text:p>
        </text:list-item>
        <text:list-item>
          <text:p text:style-name="P14">The class is implemented as a singleton class with both static and object entry points;</text:p>
        </text:list-item>
        <text:list-item>
          <text:p text:style-name="P14">The class uses the SPL functions to register the autoloader for use.</text:p>
        </text:list-item>
      </text:list>
      <text:p text:style-name="P1"/>
      <text:p text:style-name="P2">Coding</text:p>
      <text:p text:style-name="P1"/>
      <text:p text:style-name="P1">The Autoload\Simple class contains 2 properties.</text:p>
      <text:p text:style-name="P1"/>
      <text:p text:style-name="P6">$me</text:p>
      <text:p text:style-name="P22"/>
      <text:p text:style-name="P20">This static variable is used to enforce the singleton class as being a single class object. <text:s/>It contains a value of <text:span text:style-name="T31">null</text:span> until the __construct class has been assigned, then it contains the class instance.</text:p>
      <text:p text:style-name="P48"><text:span text:style-name="T2"/></text:p>
      <text:p text:style-name="P48">/**</text:p>
      <text:p text:style-name="P45"><text:tab/> * me</text:p>
      <text:p text:style-name="P45"><text:tab/> *</text:p>
      <text:p text:style-name="P45"><text:tab/> * Reference to the instantiated singleton class</text:p>
      <text:p text:style-name="P45"><text:tab/> * @var object $me</text:p>
      <text:p text:style-name="P45"><text:tab/> */</text:p>
      <text:p text:style-name="P45"><text:tab/>private<text:tab/>static<text:tab/>$me = null;</text:p>
      <text:p text:style-name="P20"/>
      <text:p text:style-name="P6">$separator</text:p>
      <text:p text:style-name="P24"><text:span text:style-name="T56"/></text:p>
      <text:p text:style-name="P24"><text:span text:style-name="T56">This variable contains the directory separator for the underlying PHP implementation.</text:span></text:p>
      <text:p text:style-name="P30"><text:span text:style-name="T56"/></text:p>
      <text:p text:style-name="P50"><text:span text:style-name="T13">/**</text:span></text:p>
      <text:p text:style-name="P45"><text:tab/> * separator</text:p>
      <text:p text:style-name="P45"><text:tab/> *</text:p>
      <text:p text:style-name="P45"><text:tab/> * The current separator</text:p>
      <text:p text:style-name="P45"><text:tab/> * @var string $separator</text:p>
      <text:p text:style-name="P45"><text:tab/> */</text:p>
      <text:p text:style-name="P45"><text:tab/>private<text:tab/><text:tab/><text:tab/>$separator;</text:p>
      <text:p text:style-name="P30"><text:span text:style-name="T56"/></text:p>
      <text:p text:style-name="P34"><text:span text:style-name="T2">The </text:span><text:span text:style-name="T3">Autoload\Simple</text:span><text:span text:style-name="T2"> class contains both static and object methods. <text:s/></text:span></text:p>
      <text:p text:style-name="P1"/>
      <text:p text:style-name="P6">__construct</text:p>
      <text:p text:style-name="P5"/>
      <text:p text:style-name="P5">The constructor is implemented as a private method, rather than a public method. <text:s/>This will help to enforce the singleton class object. <text:s/>__construct is only called from a static method within the Autoload\Simple class. <text:s/>Refer to the <text:span text:style-name="T22">instantiate</text:span> static method.</text:p>
      <text:p text:style-name="P5"/>
      <text:p text:style-name="P47">/**</text:p>
      <text:p text:style-name="P44"><text:tab/> * __construct</text:p>
      <text:p text:style-name="P44"><text:tab/> *</text:p>
      <text:p text:style-name="P44"><text:tab/> * Singleton class constructor</text:p>
      <text:p text:style-name="P44"><text:tab/> */</text:p>
      <text:p text:style-name="P44"><text:tab/>private function __construct()</text:p>
      <text:p text:style-name="P44"><text:tab/>{</text:p>
      <text:p text:style-name="P44"><text:tab/>}</text:p>
      <text:p text:style-name="P5"/>
      <text:p text:style-name="P5">The class constructor expects no parameters and exists only to control access to the class through the <text:span text:style-name="T53">new</text:span> command.</text:p>
      <text:p text:style-name="P5"/>
      <text:p text:style-name="P6">instantiate</text:p>
      <text:p text:style-name="P6"><text:span text:style-name="T57"/></text:p>
      <text:p text:style-name="P21"><text:span text:style-name="T14">Instantiate a singleton Autoload\Simple class object if the static variable $me is null.</text:span></text:p>
      <text:p text:style-name="P27"><text:span text:style-name="T57"/></text:p>
      <text:p text:style-name="P50"><text:span text:style-name="T13">/**</text:span></text:p>
      <text:p text:style-name="P49"><text:s/>* instantiate</text:p>
      <text:p text:style-name="P49"><text:s/>*</text:p>
      <text:p text:style-name="P49"><text:s/>* Instantiate a singleton Autoload\Simple class, if not already instantiated.</text:p>
      <text:p text:style-name="P49"><text:s/>* @return object $me</text:p>
      <text:p text:style-name="P49"><text:s/>*/</text:p>
      <text:p text:style-name="P49">public static function instantiate()</text:p>
      <text:p text:style-name="P49">{</text:p>
      <text:p text:style-name="P49"><text:tab/>if (self::$me == null)</text:p>
      <text:p text:style-name="P49"><text:tab/>{</text:p>
      <text:p text:style-name="P49"><text:tab/><text:tab/>self::$me = new Simple();</text:p>
      <text:p text:style-name="P49"><text:tab/><text:tab/>self::$me-&gt;getSeparator();</text:p>
      <text:p text:style-name="P49"/>
      <text:p text:style-name="P49"><text:tab/><text:tab/>if (! spl_autoload_register(array(self::$me, 'loader'), false, false))</text:p>
      <text:p text:style-name="P49"><text:tab/><text:tab/>{</text:p>
      <text:p text:style-name="P49"><text:tab/><text:tab/><text:tab/>throw new Exception('Simple autoloader failed.', 1);</text:p>
      <text:p text:style-name="P49"><text:tab/><text:tab/>}</text:p>
      <text:p text:style-name="P49"><text:tab/>}</text:p>
      <text:p text:style-name="P49"/>
      <text:p text:style-name="P49"><text:tab/>return self::$me;</text:p>
      <text:p text:style-name="P49">}</text:p>
      <text:p text:style-name="P27"><text:span text:style-name="T57"/></text:p>
      <text:p text:style-name="P5">If the static variable <text:span text:style-name="T31">$me</text:span> is null, </text:p>
      <text:list xml:id="list1914946866" text:style-name="L3">
        <text:list-item>
          <text:p text:style-name="P17"><text:span text:style-name="T4">a new Autoload\Simple class instance is created and the object assigned to </text:span><text:span text:style-name="T32">$me</text:span><text:span text:style-name="T4">;</text:span></text:p>
        </text:list-item>
        <text:list-item>
          <text:p text:style-name="P17"><text:span text:style-name="T4">an attempt is made to register the loader method as an autoloader. <text:s/>An </text:span><text:span text:style-name="T6">Autoload\Exception</text:span><text:span text:style-name="T4"> is thrown if the registration fails;</text:span></text:p>
        </text:list-item>
        <text:list-item>
          <text:p text:style-name="P17"><text:span text:style-name="T4">the implementation relative directory separator character is determined and stored in </text:span><text:span text:style-name="T32">$separator</text:span><text:span text:style-name="T4">.</text:span></text:p>
        </text:list-item>
      </text:list>
      <text:p text:style-name="P18"><text:span text:style-name="T4">The value in the static variable </text:span><text:span text:style-name="T32">$me</text:span><text:span text:style-name="T4"> is returned as the class instance.</text:span></text:p>
      <text:p text:style-name="P18"><text:span text:style-name="T4"/></text:p>
      <text:p text:style-name="P18"><text:span text:style-name="T7"/></text:p>
      <text:p text:style-name="P18"><text:span text:style-name="T7">getSeparator</text:span></text:p>
      <text:p text:style-name="P5"/>
      <text:p text:style-name="P52"><text:span text:style-name="T14">Sets the separator character on the first call and returns the </text:span>current value of the directory separator.</text:p>
      <text:p text:style-name="P52"><text:span text:style-name="T15"/></text:p>
      <text:p text:style-name="P53">/**</text:p>
      <text:p text:style-name="P49"><text:s/>* getSeparator.</text:p>
      <text:p text:style-name="P49"><text:s/>*</text:p>
      <text:p text:style-name="P49"><text:s/>* Sets the separator character on the first call and returns the</text:p>
      <text:p text:style-name="P49"><text:s/>* current value of the directory separator.</text:p>
      <text:p text:style-name="P49"><text:s/>* @return string $separator = current directory path separator</text:p>
      <text:p text:style-name="P49"><text:s/>*/</text:p>
      <text:p text:style-name="P49">public function getSeparator()</text:p>
      <text:p text:style-name="P49">{</text:p>
      <text:p text:style-name="P49"><text:s text:c="4"/>if (! $this-&gt;separator)</text:p>
      <text:p text:style-name="P49"><text:s text:c="4"/>{</text:p>
      <text:p text:style-name="P49"><text:tab/>$this-&gt;separator = (substr(strtolower(trim(php_uname())), 0, 3) == 'win') </text:p>
      <text:p text:style-name="P49"><text:tab/><text:tab/><text:tab/><text:tab/><text:tab/>? '/' : DIRECTORY_SEPARATOR;</text:p>
      <text:p text:style-name="P49"><text:s text:c="4"/>}</text:p>
      <text:p text:style-name="P49"/>
      <text:p text:style-name="P49"><text:s text:c="4"/>return $this-&gt;separator;</text:p>
      <text:p text:style-name="P49">}</text:p>
      <text:p text:style-name="P49"/>
      <text:p text:style-name="P5"/>
      <text:p text:style-name="P6">loadClass</text:p>
      <text:p text:style-name="P6"><text:span text:style-name="T57"/></text:p>
      <text:p text:style-name="P21"><text:span text:style-name="T14">Static function to load the requested class file</text:span><text:span text:style-name="T14">. <text:s/>This is the primary STATIC entry point to the Autoload\Simple class.</text:span></text:p>
      <text:p text:style-name="P21"><text:span text:style-name="T14"/></text:p>
      <text:p text:style-name="P50"><text:span text:style-name="T13">/**</text:span></text:p>
      <text:p text:style-name="P45"><text:tab/> * loadClass</text:p>
      <text:p text:style-name="P45"><text:tab/> *</text:p>
      <text:p text:style-name="P45"><text:tab/> * Static function to load the requested class file</text:p>
      <text:p text:style-name="P45"><text:tab/> * @param string $class = class file name</text:p>
      <text:p text:style-name="P45"><text:tab/> * @return boolean true = successful, false = not successful</text:p>
      <text:p text:style-name="P45"><text:tab/> */</text:p>
      <text:p text:style-name="P45"><text:tab/>public static function loadClass($class)</text:p>
      <text:p text:style-name="P45"><text:tab/>{</text:p>
      <text:p text:style-name="P45"><text:tab/><text:tab/>return self::instantiate()-&gt;loader($class);</text:p>
      <text:p text:style-name="P45"><text:tab/>}</text:p>
      <text:p text:style-name="P21"><text:span text:style-name="T14"/></text:p>
      <text:p text:style-name="P21"><text:span text:style-name="T14">The static function calls </text:span><text:span text:style-name="T29">instantiate()</text:span><text:span text:style-name="T14"> to create the singleton class, if necessary, and get the object instance variable, which is used to pass the load class request to the </text:span><text:span text:style-name="T29">loader()</text:span><text:span text:style-name="T14"> class method.</text:span></text:p>
      <text:p text:style-name="P6"><text:span text:style-name="T57"/></text:p>
      <text:p text:style-name="P6"><text:span text:style-name="T57"/></text:p>
      <text:p text:style-name="P6">loader</text:p>
      <text:p text:style-name="P5"/>
      <text:p text:style-name="P5">Load the required class file from an include directory.</text:p>
      <text:p text:style-name="P5"/>
      <text:p text:style-name="P47">/**</text:p>
      <text:p text:style-name="P49"><text:s/>* loader.</text:p>
      <text:p text:style-name="P49"><text:s/>*</text:p>
      <text:p text:style-name="P49"><text:s/>* load the required class file from an include directory.</text:p>
      <text:p text:style-name="P49"><text:s/>* @param string $class = the class name to load in PSR-0 format</text:p>
      <text:p text:style-name="P49"><text:s/>* @return boolean true = successful, false = not successful</text:p>
      <text:p text:style-name="P49"><text:s/>*/</text:p>
      <text:p text:style-name="P49">public function loader($class)</text:p>
      <text:p text:style-name="P49">{</text:p>
      <text:p text:style-name="P49"><text:tab/>$directories = explode(PATH_SEPARATOR, get_include_path());</text:p>
      <text:p text:style-name="P49"><text:s text:c="2"/><text:tab/>if (! in_array('.', $directories))</text:p>
      <text:p text:style-name="P49"><text:s text:c="2"/><text:tab/>{</text:p>
      <text:p text:style-name="P49"><text:s text:c="2"/><text:tab/> <text:s/><text:tab/>array_push($directories, '.');</text:p>
      <text:p text:style-name="P49"><text:s text:c="2"/><text:tab/>}</text:p>
      <text:p text:style-name="P49"/>
      <text:p text:style-name="P49"><text:span text:style-name="T17"><text:s text:c="2"/><text:tab/></text:span>return $this-&gt;loadClassFile($this-&gt;convertUnderscores($class), $directories);</text:p>
      <text:p text:style-name="P49">}</text:p>
      <text:p text:style-name="P5"/>
      <text:p text:style-name="P29">The loader method expects a single, mandatory parameter (<text:span text:style-name="T31">$class</text:span>) containing the class name to load in PSR-0 format (Refer to <text:span text:style-name="T51">PHPProjectLib Developer's Guide, Section 2 – Autoloading Classes and PSR-0</text:span>).</text:p>
      <text:p text:style-name="P5"/>
      <text:p text:style-name="P5"><text:span text:style-name="T31">$directories</text:span> is an array containing the path names from the include-path as entries in the array, making sure that the current directory is also present in the <text:span text:style-name="T31">$directories</text:span> array.</text:p>
      <text:p text:style-name="P5"/>
      <text:p text:style-name="P5">The class name, with underscores converted to <text:span text:style-name="T31">$separator</text:span> characters, and the directory array are passed to the loadClassFile method for further processing.</text:p>
      <text:p text:style-name="P5"/>
      <text:p text:style-name="P6">LoadClassFile</text:p>
      <text:p text:style-name="P6"><text:span text:style-name="T57"/></text:p>
      <text:p text:style-name="P6"><text:span text:style-name="T57">The Autoload\Simple class file loader method.</text:span></text:p>
      <text:p text:style-name="P6"><text:span text:style-name="T57"/></text:p>
      <text:p text:style-name="P50"><text:span text:style-name="T13">/**</text:span></text:p>
      <text:p text:style-name="P49"><text:s/>* loadClassFile</text:p>
      <text:p text:style-name="P49"><text:s/>*</text:p>
      <text:p text:style-name="P49"><text:s/>* The autoload class file loader.</text:p>
      <text:p text:style-name="P49"><text:s/>* @param string $class = the class file to load</text:p>
      <text:p text:style-name="P45"><text:tab/> * @param array $directories = directories to search for the file in</text:p>
      <text:p text:style-name="P49"><text:s/>* @return boolean true = successful, false = failed.</text:p>
      <text:p text:style-name="P49"><text:s/>*/</text:p>
      <text:p text:style-name="P49">protected function loadClassFile($class, $directories)</text:p>
      <text:p text:style-name="P49">{</text:p>
      <text:p text:style-name="P49"><text:tab/>foreach($directories as $directory)</text:p>
      <text:p text:style-name="P49"><text:tab/>{</text:p>
      <text:p text:style-name="P49"><text:tab/> <text:s/><text:tab/>$classFile = str_replace(array('\\', '\\\\', '//'), '/', </text:p>
      <text:p text:style-name="P49"><text:tab/><text:tab/><text:tab/><text:tab/>sprintf('%s%s%s.php', $directory, </text:p>
      <text:p text:style-name="P49"><text:tab/><text:tab/><text:tab/><text:tab/><text:tab/><text:tab/><text:tab/> <text:s/>$this-&gt;separator, </text:p>
      <text:p text:style-name="P49"><text:tab/><text:tab/><text:tab/><text:tab/><text:tab/><text:tab/><text:tab/> <text:s/>$class));</text:p>
      <text:p text:style-name="P49"/>
      <text:p text:style-name="P49"><text:tab/> <text:s/><text:tab/>if (file_exists($classFile))</text:p>
      <text:p text:style-name="P49"><text:tab/> <text:s/><text:tab/>{</text:p>
      <text:p text:style-name="P49"><text:tab/><text:tab/><text:tab/>if (include_once $classFile)</text:p>
      <text:p text:style-name="P49"><text:tab/><text:tab/><text:tab/>{</text:p>
      <text:p text:style-name="P49"><text:tab/><text:tab/><text:tab/><text:tab/>return true;</text:p>
      <text:p text:style-name="P49"><text:tab/><text:tab/><text:tab/>}</text:p>
      <text:p text:style-name="P49"><text:tab/> <text:s/><text:tab/>}</text:p>
      <text:p text:style-name="P49"><text:tab/>}</text:p>
      <text:p text:style-name="P49"/>
      <text:p text:style-name="P49"><text:s text:c="2"/><text:tab/>return false;</text:p>
      <text:p text:style-name="P49">}</text:p>
      <text:p text:style-name="P6"><text:span text:style-name="T57"/></text:p>
      <text:p text:style-name="P21"><text:span text:style-name="T14">The loadClassFile method expects 2 parameters:</text:span></text:p>
      <text:p text:style-name="P21"><text:span text:style-name="T14"/></text:p>
      <text:p text:style-name="P35"><text:span text:style-name="T29">$class </text:span><text:span text:style-name="T14"><text:s/>= A string containing the name of the class file to load</text:span></text:p>
      <text:p text:style-name="P35"><text:span text:style-name="T29">$directories</text:span><text:span text:style-name="T14"> = An array containing the names of the directories to search</text:span></text:p>
      <text:p text:style-name="P32"><text:span text:style-name="T14"/></text:p>
      <text:p text:style-name="P21"><text:span text:style-name="T14">The following steps are performed for each directory name in the </text:span><text:span text:style-name="T29">$directories</text:span><text:span text:style-name="T14"> array:</text:span></text:p>
      <text:list xml:id="list491171409" text:style-name="L4">
        <text:list-item>
          <text:p text:style-name="P16"><text:span text:style-name="T8">A class file path is constructed from the directory name and the class name;</text:span></text:p>
        </text:list-item>
        <text:list-item>
          <text:p text:style-name="P16"><text:span text:style-name="T8">the class file path is checked for existence.</text:span></text:p>
        </text:list-item>
        <text:list-item>
          <text:p text:style-name="P36"><text:span text:style-name="T8">If the class file exists, </text:span></text:p>
        </text:list-item>
        <text:list-item>
          <text:p text:style-name="P37"><text:span text:style-name="T8">load the class file via an include_once command</text:span></text:p>
        </text:list-item>
        <text:list-item>
          <text:p text:style-name="P37"><text:span text:style-name="T9">If the class file load is successful, a </text:span><text:span text:style-name="T33">true</text:span><text:span text:style-name="T8"> value is returned.</text:span></text:p>
          <text:p text:style-name="P33"><text:span text:style-name="T8"/></text:p>
        </text:list-item>
      </text:list>
      <text:p text:style-name="P5">If the class file wasn't loaded after checking each directory name, return a <text:span text:style-name="T37">false</text:span> value.</text:p>
      <text:p text:style-name="P5"/>
      <text:p text:style-name="P28">convertUnderscores</text:p>
      <text:p text:style-name="P6"><text:span text:style-name="T57"/></text:p>
      <text:p text:style-name="P21"><text:span text:style-name="T14">Convert all underscores to </text:span><text:span text:style-name="T29">$separator</text:span><text:span text:style-name="T14">.</text:span></text:p>
      <text:p text:style-name="P21"><text:span text:style-name="T14"/></text:p>
      <text:p text:style-name="P50"><text:span text:style-name="T13">/**</text:span></text:p>
      <text:p text:style-name="P49"><text:s/>* convertUnderscores</text:p>
      <text:p text:style-name="P49"><text:s/>*</text:p>
      <text:p text:style-name="P49"><text:s/>* convert all underscores to DIRECTORY_SEPARATORs</text:p>
      <text:p text:style-name="P49"><text:s/>* @param string $class = class name to convert</text:p>
      <text:p text:style-name="P49"><text:s/>* @return string $class = converted class name</text:p>
      <text:p text:style-name="P49"><text:s/>*/</text:p>
      <text:p text:style-name="P49">public function convertUnderscores($class)</text:p>
      <text:p text:style-name="P49">{</text:p>
      <text:p text:style-name="P49"><text:tab/>return str_replace('_', $this-&gt;separator, $class);</text:p>
      <text:p text:style-name="P49">}</text:p>
      <text:p text:style-name="P31"/>
      <text:p text:style-name="P5"/>
      <text:p text:style-name="P5"/>
      <text:p text:style-name="P8">Example(s)</text:p>
      <text:p text:style-name="P7"/>
      <text:p text:style-name="P7"/>
      <text:p text:style-name="P8">Source Listing</text:p>
      <text:p text:style-name="P7"/>
      <text:p text:style-name="P7">The complete class listing for the Autoload\Simple library class, as documented above.</text:p>
      <text:p text:style-name="P7"/>
      <text:p text:style-name="P7">Additional code:</text:p>
      <text:list xml:id="list1780558370" text:style-name="L2">
        <text:list-item>
          <text:p text:style-name="P38"><text:span text:style-name="T11">The namespace for the autoload package is </text:span><text:span text:style-name="T12">Library\Autoload</text:span><text:span text:style-name="T54">.</text:span></text:p>
        </text:list-item>
      </text:list>
      <text:p text:style-name="P12"/>
      <text:list xml:id="list775966381" text:continue-numbering="true" text:style-name="L2">
        <text:list-header>
          <text:p text:style-name="P43"/>
        </text:list-header>
      </text:list>
      <text:p text:style-name="P12"/>
      <text:p text:style-name="P12"/>
      <text:p text:style-name="P46">&lt;?php</text:p>
      <text:p text:style-name="P45">namespace Library\Autoload;</text:p>
      <text:p text:style-name="P45"/>
      <text:p text:style-name="P45">/*</text:p>
      <text:p text:style-name="P45"><text:s/>* <text:tab/><text:tab/>Autoload\Simple is copyright © 2012. EarthWalk Software.</text:p>
      <text:p text:style-name="P45"><text:s/>* <text:tab/><text:tab/>Licensed under the Academic Free License version 3.0.</text:p>
      <text:p text:style-name="P45"><text:s/>* <text:tab/><text:tab/>Refer to the file named License.txt provided with the source, </text:p>
      <text:p text:style-name="P45"><text:s/>* <text:tab/><text:tab/><text:tab/><text:tab/><text:tab/> or from http://opensource.org/licenses/academic.php</text:p>
      <text:p text:style-name="P45"><text:s/>*/</text:p>
      <text:p text:style-name="P45">/**</text:p>
      <text:p text:style-name="P45"><text:s/>* Autoload\Simple.</text:p>
      <text:p text:style-name="P45"><text:s/>*</text:p>
      <text:p text:style-name="P45"><text:s/>* A simple autoloader partially adherent to the PSR-0 autoload standard to</text:p>
      <text:p text:style-name="P45"><text:s/>* <text:s text:c="2"/>search include path directories.</text:p>
      <text:p text:style-name="P45"><text:s/>* Refer to https://github.com/php-fig/fig-standards/blob/master/accepted/PSR-0.md</text:p>
      <text:p text:style-name="P45"><text:s/>* @author Jay Wheeler.</text:p>
      <text:p text:style-name="P45"><text:s/>* @version 1.0</text:p>
      <text:p text:style-name="P45"><text:s/>* @copyright © 2012. EarthWalk Software.</text:p>
      <text:p text:style-name="P45"><text:s/>* @license Licensed under the Academic Free License version 3.0.</text:p>
      <text:p text:style-name="P45"><text:s/>* @package Library.</text:p>
      <text:p text:style-name="P45"><text:s/>* @subpackage Autoload.</text:p>
      <text:p text:style-name="P45"><text:s/>*/</text:p>
      <text:p text:style-name="P45">class Simple</text:p>
      <text:p text:style-name="P45">{</text:p>
      <text:p text:style-name="P45"><text:tab/>/**</text:p>
      <text:p text:style-name="P45"><text:tab/> * me</text:p>
      <text:p text:style-name="P45"><text:tab/> *</text:p>
      <text:p text:style-name="P45"><text:tab/> * Reference to the instantiated singleton class</text:p>
      <text:p text:style-name="P45"><text:tab/> * @var object $me</text:p>
      <text:p text:style-name="P45"><text:tab/> */</text:p>
      <text:p text:style-name="P45"><text:tab/>private<text:tab/>static<text:tab/>$me = null;</text:p>
      <text:p text:style-name="P45"/>
      <text:p text:style-name="P45"><text:tab/>/**</text:p>
      <text:p text:style-name="P45"><text:tab/> * separator</text:p>
      <text:p text:style-name="P45"><text:tab/> *</text:p>
      <text:p text:style-name="P45"><text:tab/> * The current separator</text:p>
      <text:p text:style-name="P45"><text:tab/> * @var string $separator</text:p>
      <text:p text:style-name="P45"><text:tab/> */</text:p>
      <text:p text:style-name="P45"><text:tab/>private<text:tab/><text:tab/><text:tab/>$separator;</text:p>
      <text:p text:style-name="P45"/>
      <text:p text:style-name="P45"><text:tab/>/**</text:p>
      <text:p text:style-name="P45"><text:tab/> * __construct</text:p>
      <text:p text:style-name="P45"><text:tab/> *</text:p>
      <text:p text:style-name="P45"><text:tab/> * Singleton class constructor.</text:p>
      <text:p text:style-name="P45"><text:tab/> */</text:p>
      <text:p text:style-name="P45"><text:tab/>private function __construct()</text:p>
      <text:p text:style-name="P45"><text:tab/>{</text:p>
      <text:p text:style-name="P45"><text:tab/>}</text:p>
      <text:p text:style-name="P45"/>
      <text:p text:style-name="P45"><text:tab/>/**</text:p>
      <text:p text:style-name="P45"><text:tab/> * instantiate</text:p>
      <text:p text:style-name="P45"><text:tab/> *</text:p>
      <text:p text:style-name="P45"><text:tab/> * Instantiate a singleton Autoload class if not already instantiated.</text:p>
      <text:p text:style-name="P45"><text:tab/> * @return object $me</text:p>
      <text:p text:style-name="P45"><text:tab/> */</text:p>
      <text:p text:style-name="P45"><text:tab/>public static function instantiate()</text:p>
      <text:p text:style-name="P45"><text:tab/>{</text:p>
      <text:p text:style-name="P45"><text:tab/><text:tab/>if (self::$me == null)</text:p>
      <text:p text:style-name="P45"><text:tab/><text:tab/>{</text:p>
      <text:p text:style-name="P45"><text:tab/><text:tab/><text:tab/>self::$me = new Simple();</text:p>
      <text:p text:style-name="P45"><text:tab/><text:tab/><text:tab/>self::$me-&gt;getSeparator();</text:p>
      <text:p text:style-name="P45"/>
      <text:p text:style-name="P45"><text:tab/><text:tab/><text:tab/>if (! spl_autoload_register(array(self::$me, 'loader'), false, false))</text:p>
      <text:p text:style-name="P45"><text:tab/><text:tab/><text:tab/>{</text:p>
      <text:p text:style-name="P45"><text:tab/><text:tab/><text:tab/><text:tab/>throw new Exception('Simple autoloader failed.', 1);</text:p>
      <text:p text:style-name="P45"><text:tab/><text:tab/><text:tab/>}</text:p>
      <text:p text:style-name="P45"><text:soft-page-break/><text:tab/><text:tab/>}</text:p>
      <text:p text:style-name="P45"/>
      <text:p text:style-name="P45"><text:tab/><text:tab/>return self::$me;</text:p>
      <text:p text:style-name="P45"><text:tab/>}</text:p>
      <text:p text:style-name="P45"/>
      <text:p text:style-name="P45"><text:tab/>/**</text:p>
      <text:p text:style-name="P45"><text:tab/> * loadClass</text:p>
      <text:p text:style-name="P45"><text:tab/> *</text:p>
      <text:p text:style-name="P45"><text:tab/> * Static function to load the requested class file</text:p>
      <text:p text:style-name="P45"><text:tab/> * @param string $class = class file name</text:p>
      <text:p text:style-name="P45"><text:tab/> * @return boolean true = successful, false = not successful</text:p>
      <text:p text:style-name="P45"><text:tab/> */</text:p>
      <text:p text:style-name="P45"><text:tab/>public static function loadClass($class)</text:p>
      <text:p text:style-name="P45"><text:tab/>{</text:p>
      <text:p text:style-name="P45"><text:tab/><text:tab/>return self::instantiate()-&gt;loader($class);</text:p>
      <text:p text:style-name="P45"><text:tab/>}</text:p>
      <text:p text:style-name="P45"/>
      <text:p text:style-name="P45"><text:tab/>/**</text:p>
      <text:p text:style-name="P45"><text:tab/> * loader.</text:p>
      <text:p text:style-name="P45"><text:tab/> *</text:p>
      <text:p text:style-name="P45"><text:tab/> * load the required class file from an include directory.</text:p>
      <text:p text:style-name="P45"><text:tab/> * @param string $class = the class name to load in PSR-0 format</text:p>
      <text:p text:style-name="P45"><text:tab/> * @return boolean true = successful, false = not successful</text:p>
      <text:p text:style-name="P45"><text:tab/> */</text:p>
      <text:p text:style-name="P45"><text:s text:c="2"/><text:tab/>public function loader($class)</text:p>
      <text:p text:style-name="P45"><text:s text:c="2"/><text:tab/>{</text:p>
      <text:p text:style-name="P45"><text:s text:c="2"/><text:tab/><text:tab/>$directories = explode(PATH_SEPARATOR, get_include_path());</text:p>
      <text:p text:style-name="P45"><text:s text:c="2"/><text:tab/> <text:s/><text:tab/>if (! in_array('.', $directories))</text:p>
      <text:p text:style-name="P45"><text:s text:c="2"/><text:tab/> <text:s/><text:tab/>{</text:p>
      <text:p text:style-name="P45"><text:s text:c="2"/><text:tab/> <text:s/><text:tab/> <text:s/><text:tab/>array_push($directories, '.');</text:p>
      <text:p text:style-name="P45"><text:s text:c="2"/><text:tab/> <text:s/><text:tab/>}</text:p>
      <text:p text:style-name="P45"/>
      <text:p text:style-name="P45"><text:s text:c="2"/><text:tab/> <text:s/><text:tab/>return $this-&gt;loadClassFile($this-&gt;convertUnderscores($class), $directories);</text:p>
      <text:p text:style-name="P45"><text:s text:c="2"/><text:tab/>}</text:p>
      <text:p text:style-name="P45"/>
      <text:p text:style-name="P45"><text:tab/>/**</text:p>
      <text:p text:style-name="P45"><text:tab/> * loadClassFile</text:p>
      <text:p text:style-name="P45"><text:tab/> *</text:p>
      <text:p text:style-name="P45"><text:tab/> * The autoload class file loader.</text:p>
      <text:p text:style-name="P45"><text:tab/> * @param string $class = the class file to load</text:p>
      <text:p text:style-name="P45"><text:tab/> * @param array $directories = directories to search for the file in</text:p>
      <text:p text:style-name="P45"><text:tab/> * @return boolean true = successful, false = failed.</text:p>
      <text:p text:style-name="P45"><text:tab/> */</text:p>
      <text:p text:style-name="P45"><text:tab/>protected function loadClassFile($class, $directories)</text:p>
      <text:p text:style-name="P45"><text:tab/>{</text:p>
      <text:p text:style-name="P45"><text:s text:c="2"/><text:tab/><text:tab/>foreach($directories as $directory)</text:p>
      <text:p text:style-name="P45"><text:s text:c="2"/><text:tab/><text:tab/>{</text:p>
      <text:p text:style-name="P45"><text:tab/><text:tab/> <text:s/><text:tab/>$classFile = str_replace(array('\\', '\\\\', '//'), '/', </text:p>
      <text:p text:style-name="P45"><text:tab/><text:tab/><text:tab/><text:tab/>sprintf('%s%s%s.php', $directory, $this-&gt;separator, $class));</text:p>
      <text:p text:style-name="P45"/>
      <text:p text:style-name="P45"><text:tab/><text:tab/> <text:s/><text:tab/>if (file_exists($classFile))</text:p>
      <text:p text:style-name="P45"><text:tab/><text:tab/> <text:s/><text:tab/>{</text:p>
      <text:p text:style-name="P45"><text:s text:c="2"/><text:tab/><text:tab/><text:tab/><text:tab/>if (include_once $classFile)</text:p>
      <text:p text:style-name="P45"><text:s text:c="2"/><text:tab/><text:tab/><text:tab/><text:tab/>{</text:p>
      <text:p text:style-name="P45"><text:s text:c="2"/><text:tab/><text:tab/><text:tab/><text:tab/><text:tab/>return true;</text:p>
      <text:p text:style-name="P45"><text:s text:c="2"/><text:tab/><text:tab/><text:tab/><text:tab/>}</text:p>
      <text:p text:style-name="P45"><text:tab/> <text:s/><text:tab/> <text:s/><text:tab/>}</text:p>
      <text:p text:style-name="P45"><text:s text:c="2"/><text:tab/><text:tab/>}</text:p>
      <text:p text:style-name="P45"/>
      <text:p text:style-name="P45"><text:tab/> <text:s/><text:tab/>return false;</text:p>
      <text:p text:style-name="P45"><text:tab/>}</text:p>
      <text:p text:style-name="P45"/>
      <text:p text:style-name="P45"><text:s text:c="4"/>/**</text:p>
      <text:p text:style-name="P45"><text:s text:c="5"/>* getSeparator.</text:p>
      <text:p text:style-name="P45"><text:s text:c="5"/>*</text:p>
      <text:p text:style-name="P45"><text:s text:c="5"/>* Sets the separator character on the first call and returns the</text:p>
      <text:p text:style-name="P45"><text:soft-page-break/><text:s text:c="5"/>* current value of the directory separator.</text:p>
      <text:p text:style-name="P45"><text:s text:c="5"/>* @return string $separator = current directory path separator</text:p>
      <text:p text:style-name="P45"><text:s text:c="5"/>*/</text:p>
      <text:p text:style-name="P45"><text:s text:c="2"/><text:tab/>public function getSeparator()</text:p>
      <text:p text:style-name="P45"><text:s text:c="2"/><text:tab/>{</text:p>
      <text:p text:style-name="P45"><text:s text:c="2"/><text:tab/> <text:s text:c="3"/>if ($this-&gt;separator == '')</text:p>
      <text:p text:style-name="P45"><text:s text:c="2"/><text:tab/> <text:s text:c="3"/>{</text:p>
      <text:p text:style-name="P45"><text:s text:c="2"/><text:tab/><text:tab/>$this-&gt;separator = (substr(strtolower(trim(php_uname())), 0, 3) == 'win') </text:p>
      <text:p text:style-name="P45"><text:s text:c="33"/>? '/' : DIRECTORY_SEPARATOR;</text:p>
      <text:p text:style-name="P45"><text:s text:c="2"/><text:tab/> <text:s text:c="3"/>}</text:p>
      <text:p text:style-name="P45"/>
      <text:p text:style-name="P45"><text:s text:c="2"/><text:tab/> <text:s text:c="3"/>return $this-&gt;separator;</text:p>
      <text:p text:style-name="P45"><text:s text:c="2"/><text:tab/>}</text:p>
      <text:p text:style-name="P45"/>
      <text:p text:style-name="P45"><text:tab/>/**</text:p>
      <text:p text:style-name="P45"><text:tab/> * convertUnderscores</text:p>
      <text:p text:style-name="P45"><text:tab/> *</text:p>
      <text:p text:style-name="P45"><text:tab/> * convert all underscores to DIRECTORY_SEPARATORs</text:p>
      <text:p text:style-name="P45"><text:tab/> * @param string $class = class name to convert</text:p>
      <text:p text:style-name="P45"><text:tab/> * @return string $class = converted class name</text:p>
      <text:p text:style-name="P45"><text:tab/> */</text:p>
      <text:p text:style-name="P45"><text:tab/>public function convertUnderscores($class)</text:p>
      <text:p text:style-name="P45"><text:tab/>{</text:p>
      <text:p text:style-name="P45"><text:tab/><text:tab/>return str_replace('_', $this-&gt;separator, $class);</text:p>
      <text:p text:style-name="P45"><text:tab/>}</text:p>
      <text:p text:style-name="P45"/>
      <text:p text:style-name="P45">}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0T15:01:44</dc:date>
    <dc:creator>Jay </dc:creator>
    <meta:editing-duration>PT08H22M33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8" meta:paragraph-count="318" meta:word-count="1469" meta:character-count="10228"/>
  </office:meta>
</office:document-meta>
</file>